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6cf2c" officeooo:paragraph-rsid="0016cf2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Danli {</text:p>
      <text:p text:style-name="P1"/>
      <text:p text:style-name="P1"><text:tab/>/**</text:p>
      <text:p text:style-name="P1"><text:tab/> * @param args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<text:tab/>sThread s=new sThread();</text:p>
      <text:p text:style-name="P1"><text:tab/><text:tab/>Thread t1=new Thread(s);</text:p>
      <text:p text:style-name="P1"><text:tab/><text:tab/>t1.start();</text:p>
      <text:p text:style-name="P1"><text:tab/><text:tab/>Thread t2=new Thread(s);</text:p>
      <text:p text:style-name="P1"><text:tab/><text:tab/>t2.start();</text:p>
      <text:p text:style-name="P1"><text:s text:c="5"/></text:p>
      <text:p text:style-name="P1"><text:tab/>}</text:p>
      <text:p text:style-name="P1"/>
      <text:p text:style-name="P1">}</text:p>
      <text:p text:style-name="P1">class sThread implements Runnable{</text:p>
      <text:p text:style-name="P1"/>
      <text:p text:style-name="P1"><text:tab/>@Override</text:p>
      <text:p text:style-name="P1"><text:tab/>public void run() {</text:p>
      <text:p text:style-name="P1"><text:tab/><text:tab/> sing.getInsta();</text:p>
      <text:p text:style-name="P1"><text:tab/><text:tab/></text:p>
      <text:p text:style-name="P1"><text:tab/>}</text:p>
      <text:p text:style-name="P1"><text:tab/></text:p>
      <text:p text:style-name="P1">}</text:p>
      <text:p text:style-name="P1">class sing{</text:p>
      <text:p text:style-name="P1"><text:tab/>private static sing s=null;</text:p>
      <text:p text:style-name="P1"><text:tab/> private sing(){</text:p>
      <text:p text:style-name="P1"><text:tab/><text:tab/> System.out.println("单例模式");</text:p>
      <text:p text:style-name="P1"><text:tab/> }</text:p>
      <text:p text:style-name="P1"><text:tab/> public static sing getInsta(){</text:p>
      <text:p text:style-name="P1"><text:tab/><text:tab/> synchronized (sing.class) {</text:p>
      <text:p text:style-name="P1"><text:tab/><text:tab/><text:tab/> if(s==null){</text:p>
      <text:p text:style-name="P1"><text:tab/><text:tab/><text:tab/><text:tab/> s=new sing();</text:p>
      <text:p text:style-name="P1"><text:tab/><text:tab/><text:tab/> }</text:p>
      <text:p text:style-name="P1"><text:tab/><text:tab/>}</text:p>
      <text:p text:style-name="P1"><text:tab/><text:tab/> </text:p>
      <text:p text:style-name="P1"><text:tab/><text:tab/>return s;</text:p>
      <text:p text:style-name="P1"><text:tab/><text:tab/> </text:p>
      <text:p text:style-name="P1"><text:tab/> 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3.0.3$Windows_X86_64 LibreOffice_project/7074905676c47b82bbcfbea1aeefc84afe1c50e1</meta:generator>
    <dc:date>2018-01-06T11:10:41.957000000</dc:date>
    <meta:document-statistic meta:table-count="0" meta:image-count="0" meta:object-count="0" meta:page-count="1" meta:paragraph-count="38" meta:word-count="76" meta:character-count="535" meta:non-whitespace-character-count="426"/>
    <meta:user-defined meta:name="Info 1"/>
    <meta:user-defined meta:name="Info 2"/>
    <meta:user-defined meta:name="Info 3"/>
    <meta:user-defined meta:name="Info 4"/>
  </office:meta>
</office:document-meta>
</file>